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9pt" style:font-size-asian="19pt" style:font-size-complex="19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2" style:family="text">
      <style:text-properties fo:color="#00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3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loext:opacity="100%"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4.933cm" svg:height="0.446cm" svg:x="2.54cm" svg:y="18.494cm" svg:viewBox="0 0 4934 447" draw:points="0,0 4934,0 4934,447 0,447">
          <text:p/>
        </draw:polygon>
        <draw:polygon draw:style-name="gr1" draw:text-style-name="P1" draw:layer="layout" svg:width="11.531cm" svg:height="0.447cm" svg:x="2.54cm" svg:y="19.52cm" svg:viewBox="0 0 11532 448" draw:points="0,0 11532,0 11532,448 0,448">
          <text:p/>
        </draw:polygon>
        <draw:polygon draw:style-name="gr1" draw:text-style-name="P1" draw:layer="layout" svg:width="4.089cm" svg:height="0.446cm" svg:x="2.54cm" svg:y="20.547cm" svg:viewBox="0 0 4090 447" draw:points="0,0 4090,0 4090,447 0,447">
          <text:p/>
        </draw:polygon>
        <draw:polygon draw:style-name="gr1" draw:text-style-name="P1" draw:layer="layout" svg:width="12.943cm" svg:height="0.446cm" svg:x="3.175cm" svg:y="26.705cm" svg:viewBox="0 0 12944 447" draw:points="0,0 12944,0 12944,447 0,447">
          <text:p/>
        </draw:polygon>
        <draw:frame draw:style-name="gr2" draw:text-style-name="P3" draw:layer="layout" svg:width="3.892cm" svg:height="0.746cm" svg:x="8.562cm" svg:y="2.562cm">
          <draw:text-box>
            <text:p text:style-name="P2"><text:span text:style-name="T1">ТЕСТ-ПЛАН</text:span></text:p>
          </draw:text-box>
        </draw:frame>
        <draw:frame draw:style-name="gr3" draw:text-style-name="P4" draw:layer="layout" svg:width="2.58cm" svg:height="0.589cm" svg:x="2.54cm" svg:y="3.957cm">
          <draw:text-box>
            <text:p text:style-name="P2"><text:span text:style-name="T2">Введение</text:span></text:p>
          </draw:text-box>
        </draw:frame>
        <draw:frame draw:style-name="gr4" draw:text-style-name="P5" draw:layer="layout" svg:width="15.394cm" svg:height="0.433cm" svg:x="2.54cm" svg:y="5.165cm">
          <draw:text-box>
            <text:p text:style-name="P2"><text:span text:style-name="T3">Описание</text:span><text:span text:style-name="T4">: Приложение [название] представляет собой платформу для управления</text:span></text:p>
          </draw:text-box>
        </draw:frame>
        <draw:frame draw:style-name="gr4" draw:text-style-name="P5" draw:layer="layout" svg:width="6.259cm" svg:height="0.433cm" svg:x="2.54cm" svg:y="5.678cm">
          <draw:text-box>
            <text:p text:style-name="P2"><text:span text:style-name="T4">офлайн и онлайн-мероприятиями.</text:span></text:p>
          </draw:text-box>
        </draw:frame>
        <draw:frame draw:style-name="gr4" draw:text-style-name="P5" draw:layer="layout" svg:width="13.184cm" svg:height="0.433cm" svg:x="2.54cm" svg:y="6.705cm">
          <draw:text-box>
            <text:p text:style-name="P2"><text:span text:style-name="T3">Цель</text:span><text:span text:style-name="T4">: Улучшение качества тестируемого приложения, выявление багов</text:span></text:p>
          </draw:text-box>
        </draw:frame>
        <draw:frame draw:style-name="gr4" draw:text-style-name="P5" draw:layer="layout" svg:width="15.962cm" svg:height="0.433cm" svg:x="2.54cm" svg:y="7.731cm">
          <draw:text-box>
            <text:p text:style-name="P2"><text:span text:style-name="T3">Сроки тестирования</text:span><text:span text:style-name="T4">: Планируется проведение тестирования в течение одной недели</text:span></text:p>
          </draw:text-box>
        </draw:frame>
        <draw:frame draw:style-name="gr4" draw:text-style-name="P5" draw:layer="layout" svg:width="5.645cm" svg:height="0.433cm" svg:x="2.54cm" svg:y="8.757cm">
          <draw:text-box>
            <text:p text:style-name="P2"><text:span text:style-name="T3">Тестировщик:</text:span><text:span text:style-name="T4"> Юлия Можаева</text:span></text:p>
          </draw:text-box>
        </draw:frame>
        <draw:frame draw:style-name="gr4" draw:text-style-name="P5" draw:layer="layout" svg:width="4.256cm" svg:height="0.433cm" svg:x="2.54cm" svg:y="9.784cm">
          <draw:text-box>
            <text:p text:style-name="P2"><text:span text:style-name="T3">Области применения</text:span><text:span text:style-name="T4">:</text:span></text:p>
          </draw:text-box>
        </draw:frame>
        <draw:frame draw:style-name="gr4" draw:text-style-name="P5" draw:layer="layout" svg:width="14.756cm" svg:height="0.433cm" svg:x="2.54cm" svg:y="10.81cm">
          <draw:text-box>
            <text:p text:style-name="P2"><text:span text:style-name="T5">Функциональные</text:span><text:span text:style-name="T4">: Авторизация/регистрация, настройки, активация и управление</text:span></text:p>
          </draw:text-box>
        </draw:frame>
        <draw:frame draw:style-name="gr4" draw:text-style-name="P5" draw:layer="layout" svg:width="9.413cm" svg:height="0.433cm" svg:x="2.54cm" svg:y="11.323cm">
          <draw:text-box>
            <text:p text:style-name="P2"><text:span text:style-name="T4">мероприятиями, уведомления, сообщения, новости</text:span></text:p>
          </draw:text-box>
        </draw:frame>
        <draw:frame draw:style-name="gr4" draw:text-style-name="P5" draw:layer="layout" svg:width="15.454cm" svg:height="0.433cm" svg:x="2.54cm" svg:y="12.349cm">
          <draw:text-box>
            <text:p text:style-name="P2"><text:span text:style-name="T5">Нефункциональные</text:span><text:span text:style-name="T4">: Удобство использования, производительность, совместимость,</text:span></text:p>
          </draw:text-box>
        </draw:frame>
        <draw:frame draw:style-name="gr4" draw:text-style-name="P5" draw:layer="layout" svg:width="5.006cm" svg:height="0.433cm" svg:x="2.54cm" svg:y="12.863cm">
          <draw:text-box>
            <text:p text:style-name="P2"><text:span text:style-name="T4">локализация, безопасность</text:span></text:p>
          </draw:text-box>
        </draw:frame>
        <draw:frame draw:style-name="gr4" draw:text-style-name="P5" draw:layer="layout" svg:width="4.151cm" svg:height="0.433cm" svg:x="2.54cm" svg:y="13.889cm">
          <draw:text-box>
            <text:p text:style-name="P2"><text:span text:style-name="T6">Типы тестирования</text:span></text:p>
          </draw:text-box>
        </draw:frame>
        <draw:frame draw:style-name="gr4" draw:text-style-name="P5" draw:layer="layout" svg:width="0.387cm" svg:height="0.433cm" svg:x="3.175cm" svg:y="14.915cm">
          <draw:text-box>
            <text:p text:style-name="P2"><text:span text:style-name="T4">●</text:span></text:p>
          </draw:text-box>
        </draw:frame>
        <draw:frame draw:style-name="gr4" draw:text-style-name="P5" draw:layer="layout" svg:width="5.641cm" svg:height="0.433cm" svg:x="3.81cm" svg:y="14.915cm">
          <draw:text-box>
            <text:p text:style-name="P2"><text:span text:style-name="T4">Функциональное тестирование</text:span></text:p>
          </draw:text-box>
        </draw:frame>
        <draw:frame draw:style-name="gr4" draw:text-style-name="P5" draw:layer="layout" svg:width="0.387cm" svg:height="0.433cm" svg:x="3.175cm" svg:y="15.428cm">
          <draw:text-box>
            <text:p text:style-name="P2"><text:span text:style-name="T4">●</text:span></text:p>
          </draw:text-box>
        </draw:frame>
        <draw:frame draw:style-name="gr4" draw:text-style-name="P5" draw:layer="layout" svg:width="6.043cm" svg:height="0.433cm" svg:x="3.81cm" svg:y="15.428cm">
          <draw:text-box>
            <text:p text:style-name="P2"><text:span text:style-name="T4">Производительное тестирование</text:span></text:p>
          </draw:text-box>
        </draw:frame>
        <draw:frame draw:style-name="gr4" draw:text-style-name="P5" draw:layer="layout" svg:width="0.387cm" svg:height="0.433cm" svg:x="3.175cm" svg:y="15.942cm">
          <draw:text-box>
            <text:p text:style-name="P2"><text:span text:style-name="T4">●</text:span></text:p>
          </draw:text-box>
        </draw:frame>
        <draw:frame draw:style-name="gr4" draw:text-style-name="P5" draw:layer="layout" svg:width="5.946cm" svg:height="0.433cm" svg:x="3.81cm" svg:y="15.942cm">
          <draw:text-box>
            <text:p text:style-name="P2"><text:span text:style-name="T4">Тестирование на совместимость</text:span></text:p>
          </draw:text-box>
        </draw:frame>
        <draw:frame draw:style-name="gr4" draw:text-style-name="P5" draw:layer="layout" svg:width="0.387cm" svg:height="0.433cm" svg:x="3.175cm" svg:y="16.455cm">
          <draw:text-box>
            <text:p text:style-name="P2"><text:span text:style-name="T4">●</text:span></text:p>
          </draw:text-box>
        </draw:frame>
        <draw:frame draw:style-name="gr4" draw:text-style-name="P5" draw:layer="layout" svg:width="5.133cm" svg:height="0.433cm" svg:x="3.81cm" svg:y="16.455cm">
          <draw:text-box>
            <text:p text:style-name="P2"><text:span text:style-name="T4">Тестирование безопасности</text:span></text:p>
          </draw:text-box>
        </draw:frame>
        <draw:frame draw:style-name="gr4" draw:text-style-name="P5" draw:layer="layout" svg:width="0.387cm" svg:height="0.433cm" svg:x="3.175cm" svg:y="16.968cm">
          <draw:text-box>
            <text:p text:style-name="P2"><text:span text:style-name="T4">●</text:span></text:p>
          </draw:text-box>
        </draw:frame>
        <draw:frame draw:style-name="gr4" draw:text-style-name="P5" draw:layer="layout" svg:width="9.176cm" svg:height="0.433cm" svg:x="3.81cm" svg:y="16.968cm">
          <draw:text-box>
            <text:p text:style-name="P2"><text:span text:style-name="T4">Тестирование пользовательского интерфейса (UI)</text:span></text:p>
          </draw:text-box>
        </draw:frame>
        <draw:frame draw:style-name="gr4" draw:text-style-name="P5" draw:layer="layout" svg:width="0.387cm" svg:height="0.433cm" svg:x="3.175cm" svg:y="17.481cm">
          <draw:text-box>
            <text:p text:style-name="P2"><text:span text:style-name="T4">●</text:span></text:p>
          </draw:text-box>
        </draw:frame>
        <draw:frame draw:style-name="gr4" draw:text-style-name="P5" draw:layer="layout" svg:width="4.684cm" svg:height="0.433cm" svg:x="3.81cm" svg:y="17.481cm">
          <draw:text-box>
            <text:p text:style-name="P2"><text:span text:style-name="T4">Юзабилити-тестирование</text:span></text:p>
          </draw:text-box>
        </draw:frame>
        <draw:frame draw:style-name="gr4" draw:text-style-name="P5" draw:layer="layout" svg:width="4.976cm" svg:height="0.433cm" svg:x="2.54cm" svg:y="18.507cm">
          <draw:text-box>
            <text:p text:style-name="P2"><text:span text:style-name="T6">Подход к тестированию</text:span></text:p>
          </draw:text-box>
        </draw:frame>
        <draw:frame draw:style-name="gr4" draw:text-style-name="P5" draw:layer="layout" svg:width="11.631cm" svg:height="0.433cm" svg:x="2.54cm" svg:y="19.534cm">
          <draw:text-box>
            <text:p text:style-name="P2"><text:span text:style-name="T4">Используем „черный ящик” для функционального тестирования</text:span></text:p>
          </draw:text-box>
        </draw:frame>
        <draw:frame draw:style-name="gr4" draw:text-style-name="P5" draw:layer="layout" svg:width="4.138cm" svg:height="0.433cm" svg:x="2.54cm" svg:y="20.56cm">
          <draw:text-box>
            <text:p text:style-name="P2"><text:span text:style-name="T6">Тестовое окружение</text:span></text:p>
          </draw:text-box>
        </draw:frame>
        <draw:frame draw:style-name="gr4" draw:text-style-name="P5" draw:layer="layout" svg:width="0.387cm" svg:height="0.433cm" svg:x="3.175cm" svg:y="21.586cm">
          <draw:text-box>
            <text:p text:style-name="P2"><text:span text:style-name="T4">●</text:span></text:p>
          </draw:text-box>
        </draw:frame>
        <draw:frame draw:style-name="gr4" draw:text-style-name="P5" draw:layer="layout" svg:width="14.192cm" svg:height="0.433cm" svg:x="3.81cm" svg:y="21.586cm">
          <draw:text-box>
            <text:p text:style-name="P2"><text:span text:style-name="T4">Операционные системы: iOS (последние два релиза), Android (последние три</text:span></text:p>
          </draw:text-box>
        </draw:frame>
        <draw:frame draw:style-name="gr4" draw:text-style-name="P5" draw:layer="layout" svg:width="1.403cm" svg:height="0.433cm" svg:x="3.81cm" svg:y="22.1cm">
          <draw:text-box>
            <text:p text:style-name="P2"><text:span text:style-name="T4">релиза)</text:span></text:p>
          </draw:text-box>
        </draw:frame>
        <draw:frame draw:style-name="gr4" draw:text-style-name="P5" draw:layer="layout" svg:width="0.387cm" svg:height="0.433cm" svg:x="3.175cm" svg:y="22.613cm">
          <draw:text-box>
            <text:p text:style-name="P2"><text:span text:style-name="T4">●</text:span></text:p>
          </draw:text-box>
        </draw:frame>
        <draw:frame draw:style-name="gr4" draw:text-style-name="P5" draw:layer="layout" svg:width="14.014cm" svg:height="0.433cm" svg:x="3.81cm" svg:y="22.613cm">
          <draw:text-box>
            <text:p text:style-name="P2"><text:span text:style-name="T4">Устройства: смартфоны и планшеты, разных моделей (Samsung Galaxy A32,</text:span></text:p>
          </draw:text-box>
        </draw:frame>
        <draw:frame draw:style-name="gr4" draw:text-style-name="P5" draw:layer="layout" svg:width="2.597cm" svg:height="0.433cm" svg:x="3.81cm" svg:y="23.126cm">
          <draw:text-box>
            <text:p text:style-name="P2"><text:span text:style-name="T4">iPhone 15 Pro)</text:span></text:p>
          </draw:text-box>
        </draw:frame>
        <draw:frame draw:style-name="gr4" draw:text-style-name="P5" draw:layer="layout" svg:width="0.387cm" svg:height="0.433cm" svg:x="3.175cm" svg:y="23.639cm">
          <draw:text-box>
            <text:p text:style-name="P2"><text:span text:style-name="T4">●</text:span></text:p>
          </draw:text-box>
        </draw:frame>
        <draw:frame draw:style-name="gr4" draw:text-style-name="P5" draw:layer="layout" svg:width="2.55cm" svg:height="0.433cm" svg:x="3.81cm" svg:y="23.639cm">
          <draw:text-box>
            <text:p text:style-name="P2"><text:span text:style-name="T4">Android Studio</text:span></text:p>
          </draw:text-box>
        </draw:frame>
        <draw:frame draw:style-name="gr4" draw:text-style-name="P5" draw:layer="layout" svg:width="3.685cm" svg:height="0.433cm" svg:x="2.54cm" svg:y="24.665cm">
          <draw:text-box>
            <text:p text:style-name="P2"><text:span text:style-name="T6">Возможные риски</text:span><text:span text:style-name="T3">:</text:span></text:p>
          </draw:text-box>
        </draw:frame>
        <draw:frame draw:style-name="gr4" draw:text-style-name="P5" draw:layer="layout" svg:width="0.387cm" svg:height="0.433cm" svg:x="3.175cm" svg:y="25.692cm">
          <draw:text-box>
            <text:p text:style-name="P2"><text:span text:style-name="T4">●</text:span></text:p>
          </draw:text-box>
        </draw:frame>
        <draw:frame draw:style-name="gr4" draw:text-style-name="P5" draw:layer="layout" svg:width="9.404cm" svg:height="0.433cm" svg:x="3.81cm" svg:y="25.692cm">
          <draw:text-box>
            <text:p text:style-name="P2"><text:span text:style-name="T4">Некорректное отображение на разных устройствах.</text:span></text:p>
          </draw:text-box>
        </draw:frame>
        <draw:frame draw:style-name="gr4" draw:text-style-name="P5" draw:layer="layout" svg:width="0.387cm" svg:height="0.433cm" svg:x="3.175cm" svg:y="26.205cm">
          <draw:text-box>
            <text:p text:style-name="P2"><text:span text:style-name="T4">●</text:span></text:p>
          </draw:text-box>
        </draw:frame>
        <draw:frame draw:style-name="gr4" draw:text-style-name="P5" draw:layer="layout" svg:width="6.115cm" svg:height="0.433cm" svg:x="3.81cm" svg:y="26.205cm">
          <draw:text-box>
            <text:p text:style-name="P2"><text:span text:style-name="T4">Потеря данных при обновлениях.</text:span></text:p>
          </draw:text-box>
        </draw:frame>
        <draw:frame draw:style-name="gr4" draw:text-style-name="P5" draw:layer="layout" svg:width="0.387cm" svg:height="0.433cm" svg:x="3.175cm" svg:y="26.718cm">
          <draw:text-box>
            <text:p text:style-name="P2"><text:span text:style-name="T4">●</text:span></text:p>
          </draw:text-box>
        </draw:frame>
        <draw:frame draw:style-name="gr4" draw:text-style-name="P5" draw:layer="layout" svg:width="12.389cm" svg:height="0.433cm" svg:x="3.81cm" svg:y="26.718cm">
          <draw:text-box>
            <text:p text:style-name="P2"><text:span text:style-name="T4">Ограниченные ресурсы для тестирования на реальных устройствах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3.206cm" svg:height="0.608cm" svg:x="2.54cm" svg:y="3.706cm" svg:viewBox="0 0 3207 609" draw:points="0,0 3207,0 3207,609 0,609">
          <text:p/>
        </draw:polygon>
        <draw:polygon draw:style-name="gr1" draw:text-style-name="P1" draw:layer="layout" svg:width="15.627cm" svg:height="0.446cm" svg:x="2.54cm" svg:y="5.059cm" svg:viewBox="0 0 15628 447" draw:points="0,0 15628,0 15628,447 0,447">
          <text:p/>
        </draw:polygon>
        <draw:polygon draw:style-name="gr1" draw:text-style-name="P1" draw:layer="layout" svg:width="2.698cm" svg:height="0.446cm" svg:x="2.54cm" svg:y="5.572cm" svg:viewBox="0 0 2699 447" draw:points="0,0 2699,0 2699,447 0,447">
          <text:p/>
        </draw:polygon>
        <draw:polygon draw:style-name="gr1" draw:text-style-name="P1" draw:layer="layout" svg:width="14.132cm" svg:height="0.446cm" svg:x="2.54cm" svg:y="6.598cm" svg:viewBox="0 0 14133 447" draw:points="0,0 14133,0 14133,447 0,447">
          <text:p/>
        </draw:polygon>
        <draw:polygon draw:style-name="gr1" draw:text-style-name="P1" draw:layer="layout" svg:width="11.564cm" svg:height="0.447cm" svg:x="2.54cm" svg:y="7.111cm" svg:viewBox="0 0 11565 448" draw:points="0,0 11565,0 11565,448 0,448">
          <text:p/>
        </draw:polygon>
        <draw:frame draw:style-name="gr3" draw:text-style-name="P4" draw:layer="layout" svg:width="3.232cm" svg:height="0.589cm" svg:x="2.54cm" svg:y="3.724cm">
          <draw:text-box>
            <text:p text:style-name="P2"><text:span text:style-name="T2">Заключение</text:span></text:p>
          </draw:text-box>
        </draw:frame>
        <draw:frame draw:style-name="gr4" draw:text-style-name="P5" draw:layer="layout" svg:width="15.746cm" svg:height="0.433cm" svg:x="2.54cm" svg:y="5.072cm">
          <draw:text-box>
            <text:p text:style-name="P2"><text:span text:style-name="T5">Выходные данные:</text:span><text:span text:style-name="T4"> Отчет о тестировании, список обнаруженных багов, рекомендации</text:span></text:p>
          </draw:text-box>
        </draw:frame>
        <draw:frame draw:style-name="gr4" draw:text-style-name="P5" draw:layer="layout" svg:width="2.724cm" svg:height="0.433cm" svg:x="2.54cm" svg:y="5.585cm">
          <draw:text-box>
            <text:p text:style-name="P2"><text:span text:style-name="T4">по улучшению.</text:span></text:p>
          </draw:text-box>
        </draw:frame>
        <draw:frame draw:style-name="gr4" draw:text-style-name="P5" draw:layer="layout" svg:width="14.23cm" svg:height="0.433cm" svg:x="2.54cm" svg:y="6.611cm">
          <draw:text-box>
            <text:p text:style-name="P2"><text:span text:style-name="T5">Критерии завершения:</text:span><text:span text:style-name="T4"> Все высокоприоритетные баги исправлены, основные</text:span></text:p>
          </draw:text-box>
        </draw:frame>
        <draw:frame draw:style-name="gr4" draw:text-style-name="P5" draw:layer="layout" svg:width="11.652cm" svg:height="0.433cm" svg:x="2.54cm" svg:y="7.125cm">
          <draw:text-box>
            <text:p text:style-name="P2"><text:span text:style-name="T4">функциональные и нефункциональные требования выполнены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0T10:54:22.091000000</dc:date>
    <meta:editing-duration>PT42S</meta:editing-duration>
    <meta:editing-cycles>1</meta:editing-cycles>
    <meta:document-statistic meta:object-count="59"/>
    <meta:generator>LibreOffice/7.5.1.2$Windows_X86_64 LibreOffice_project/fcbaee479e84c6cd81291587d2ee68cba099e129</meta:generator>
  </office:meta>
</office:document-meta>
</file>